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Liberation Mono" svg:font-family="'Liberation Mono'" style:font-family-generic="roman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Nimbus Mono L" svg:font-family="'Nimbus Mono L'" style:font-family-generic="roman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/>
    </style:style>
    <style:style style:name="P2" style:family="paragraph" style:parent-style-name="Text_20_body" style:master-page-name="Standard">
      <style:paragraph-properties style:page-number="auto"/>
    </style:style>
    <style:style style:name="P3" style:family="paragraph" style:parent-style-name="Footnote" style:master-page-name="Standard">
      <style:paragraph-properties style:page-number="auto"/>
    </style:style>
    <style:style style:name="P4" style:family="paragraph" style:parent-style-name="Footnote" style:master-page-name="Standard">
      <style:paragraph-properties style:page-number="auto"/>
    </style:style>
    <style:style style:name="T1" style:family="text">
      <style:text-properties officeooo:rsid="00034c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world<text:span text:style-name="Footnote_20_anchor"><text:note text:id="ftn1" text:note-class="footnote"><text:note-citation>1</text:note-citation><text:note-body><text:p text:style-name="P3">First paragraph. LO seems to automatically insert a tab character<text:tab/>after the footnote character even though we cannot see it like regular tabs.</text:p><text:p text:style-name="Footnote">Second<text:tab/>paragraph <text:tab/>of the first footnote. The first tab takes us to the left margin regardless of TABSTOP values. Usually there is a hanging margin for the first row, and thus the tab after the footnote character lines up nicely with the rest of the paragraph.</text:p></text:note-body></text:note></text:span></text:p>
      <text:p text:style-name="P1">strange footnote<text:span text:style-name="Footnote_20_anchor"><text:note text:id="ftn2" text:note-class="footnote"><text:note-citation text:label="WWW-WWW-HH">WWW-WWW-HH</text:note-citation><text:note-body><text:p text:style-name="P3">Obviously not a true tab <text:span text:style-name="T1">since now there is no separator at all between the footnote character and the paragraph.</text:span>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family-generic="roman"/>
    <style:font-face style:name="Liberation Mono" svg:font-family="'Liberation Mono'" style:font-family-generic="roman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Nimbus Mono L" svg:font-family="'Nimbus Mono L'" style:font-family-generic="roman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fo:font-size="12pt" fo:language="en" fo:country="GB" style:letter-kerning="true" style:font-name-asian="Droid Sans Fallback" style:font-family-asian="'Droid Sans Fallback'" style:font-family-generic-asian="roman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Droid Sans Fallback" style:font-family-asian="'Droid Sans Fallback'" style:font-family-generic-asian="roman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style:writing-mode="lr-tb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1.6cm" fo:margin-right="0cm" fo:text-indent="-1.6cm" style:auto-text-indent="false" text:number-lines="false" text:line-number="0">
        <style:tab-stops>
          <style:tab-stop style:position="5.001cm"/>
        </style:tab-stops>
      </style:paragraph-properties>
      <style:text-properties fo:font-size="10pt" style:font-size-asian="10pt" style:font-size-complex="10pt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fo:font-size="10pt" style:font-name-asian="Nimbus Mono L" style:font-family-asian="'Nimbus Mono L'" style:font-family-generic-asian="roman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5:58:14</meta:creation-date>
    <dc:language>en-GB</dc:language>
    <dc:date>2018-03-23T09:10:16.187881096</dc:date>
    <meta:editing-cycles>13</meta:editing-cycles>
    <meta:editing-duration>PT47M35S</meta:editing-duration>
    <meta:generator>LibreOfficeDev/6.1.0.0.alpha0$Linux_X86_64 LibreOffice_project/c6a23023150c164a19236139fa413d43006ce21c</meta:generator>
    <meta:document-statistic meta:table-count="0" meta:image-count="0" meta:object-count="0" meta:page-count="1" meta:paragraph-count="5" meta:word-count="93" meta:character-count="552" meta:non-whitespace-character-count="463"/>
  </office:meta>
</office:document-meta>
</file>